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9.994cm"/>
    </style:style>
    <style:style style:name="co4" style:family="table-column">
      <style:table-column-properties fo:break-before="auto" style:column-width="9.744cm"/>
    </style:style>
    <style:style style:name="co5" style:family="table-column">
      <style:table-column-properties fo:break-before="auto" style:column-width="7.913cm"/>
    </style:style>
    <style:style style:name="co6" style:family="table-column">
      <style:table-column-properties fo:break-before="auto" style:column-width="6.941cm"/>
    </style:style>
    <style:style style:name="co7" style:family="table-column">
      <style:table-column-properties fo:break-before="auto" style:column-width="5.443cm"/>
    </style:style>
    <style:style style:name="co8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2.5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Kartenname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Aktion</text:p>
          </table:table-cell>
          <table:table-cell table:style-name="ce1" office:value-type="string">
            <text:p>Bild</text:p>
          </table:table-cell>
          <table:table-cell table:style-name="ce1" office:value-type="string">
            <text:p>Effekt 1</text:p>
          </table:table-cell>
          <table:table-cell table:style-name="ce1" office:value-type="string">
            <text:p>Effekt 2</text:p>
          </table:table-cell>
          <table:table-cell table:style-name="ce1" office:value-type="string">
            <text:p>Effekt 3</text:p>
          </table:table-cell>
          <table:table-cell table:style-name="ce1" office:value-type="string">
            <text:p>Effekt 4</text:p>
          </table:table-cell>
          <table:table-cell table:style-name="ce1" office:value-type="string">
            <text:p>Effektanzahl</text:p>
          </table:table-cell>
          <table:table-cell table:style-name="ce1" office:value-type="string">
            <text:p>agiert mit FB</text:p>
          </table:table-cell>
          <table:table-cell table:style-name="ce6" office:value-type="string">
            <text:p>Anzahl</text:p>
          </table:table-cell>
          <table:table-cell table:style-name="ce1" office:value-type="string">
            <text:p>Soundeffekt</text:p>
          </table:table-cell>
          <table:table-cell table:style-name="ce1" table:number-columns-repeated="1011"/>
        </table:table-row>
        <table:table-row table:style-name="ro2">
          <table:table-cell/>
          <table:table-cell office:value-type="string">
            <text:p>Banana on shoelace</text:p>
          </table:table-cell>
          <table:table-cell/>
          <table:table-cell office:value-type="string">
            <text:p>werfen</text:p>
          </table:table-cell>
          <table:table-cell office:value-type="string">
            <text:p>Banane an Schnürsenkel</text:p>
          </table:table-cell>
          <table:table-cell office:value-type="string">
            <text:p>1-5 FB wird zum Spieler bewegt (3 Feld)</text:p>
          </table:table-cell>
          <table:table-cell office:value-type="string">
            <text:p>6-10 Gegenspieler muss eine Runde aussetzen</text:p>
          </table:table-cell>
          <table:table-cell/>
          <table:table-cell table:style-name="Default"/>
          <table:table-cell table:style-name="ce5" office:value-type="float" office:value="2">
            <text:p>2</text:p>
          </table:table-cell>
          <table:table-cell office:value-type="string">
            <text:p>ja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Telekinesis</text:p>
          </table:table-cell>
          <table:table-cell/>
          <table:table-cell office:value-type="string">
            <text:p>benutzen</text:p>
          </table:table-cell>
          <table:table-cell office:value-type="string">
            <text:p>angestrengter Kopf</text:p>
          </table:table-cell>
          <table:table-cell office:value-type="string">
            <text:p>1-5 es passiert nichts</text:p>
          </table:table-cell>
          <table:table-cell office:value-type="string">
            <text:p>6-7 FB wird zum Gegenspieler bewegt (1 Feld)</text:p>
          </table:table-cell>
          <table:table-cell office:value-type="string">
            <text:p>8-10 FB wird zum Spieler bewegt (1 Feld)</text:p>
          </table:table-cell>
          <table:table-cell table:style-name="Default"/>
          <table:table-cell table:style-name="ce5" office:value-type="float" office:value="3">
            <text:p>3</text:p>
          </table:table-cell>
          <table:table-cell office:value-type="string">
            <text:p>ja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Hoofmagnet</text:p>
          </table:table-cell>
          <table:table-cell/>
          <table:table-cell office:value-type="string">
            <text:p>benutzen</text:p>
          </table:table-cell>
          <table:table-cell office:value-type="string">
            <text:p>Magnet</text:p>
          </table:table-cell>
          <table:table-cell office:value-type="string">
            <text:p>FB wird zum Spieler bewegt (1 Feld)</text:p>
          </table:table-cell>
          <table:table-cell table:number-columns-repeated="2"/>
          <table:table-cell table:style-name="Default"/>
          <table:table-cell table:style-name="ce5" office:value-type="float" office:value="1">
            <text:p>1</text:p>
          </table:table-cell>
          <table:table-cell office:value-type="string">
            <text:p>ja</text:p>
          </table:table-cell>
          <table:table-cell office:value-type="float" office:value="6">
            <text:p>6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Fishing pole</text:p>
          </table:table-cell>
          <table:table-cell/>
          <table:table-cell office:value-type="string">
            <text:p>benutzen</text:p>
          </table:table-cell>
          <table:table-cell office:value-type="string">
            <text:p>Angel</text:p>
          </table:table-cell>
          <table:table-cell office:value-type="string">
            <text:p>1-3 FB wird zum Spieler bewegt (2 Felder)</text:p>
          </table:table-cell>
          <table:table-cell table:style-name="ce4" office:value-type="string">
            <text:p>4-6 Gegenspieler muss 1 Runde aussetzen</text:p>
          </table:table-cell>
          <table:table-cell office:value-type="string">
            <text:p>7-8 Ziehe eine karte</text:p>
          </table:table-cell>
          <table:table-cell table:style-name="Default" office:value-type="string">
            <text:p>9-10 es passiert nichts</text:p>
          </table:table-cell>
          <table:table-cell table:style-name="ce5" office:value-type="float" office:value="4">
            <text:p>4</text:p>
          </table:table-cell>
          <table:table-cell office:value-type="string">
            <text:p>ja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ractor Beam</text:p>
          </table:table-cell>
          <table:table-cell/>
          <table:table-cell office:value-type="string">
            <text:p>benutzen</text:p>
          </table:table-cell>
          <table:table-cell/>
          <table:table-cell office:value-type="string">
            <text:p>FB wird zum Spieler bewegt (2 Felder)</text:p>
          </table:table-cell>
          <table:table-cell office:value-type="string">
            <text:p>Spieler muss zusätzlich eine Runde aussetzen</text:p>
          </table:table-cell>
          <table:table-cell/>
          <table:table-cell table:style-name="Default"/>
          <table:table-cell table:style-name="ce5" office:value-type="float" office:value="2">
            <text:p>2</text:p>
          </table:table-cell>
          <table:table-cell office:value-type="string">
            <text:p>ja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Leckerli</text:p>
          </table:table-cell>
          <table:table-cell/>
          <table:table-cell office:value-type="string">
            <text:p>benutzen</text:p>
          </table:table-cell>
          <table:table-cell office:value-type="string">
            <text:p>Chips</text:p>
          </table:table-cell>
          <table:table-cell office:value-type="string">
            <text:p>1-2 FB wird zum Spieler bewegt (1 Feld)</text:p>
          </table:table-cell>
          <table:table-cell office:value-type="string">
            <text:p>3-8 Ziehe eine Karte</text:p>
          </table:table-cell>
          <table:table-cell office:value-type="string">
            <text:p>9-10 es passiert nichts</text:p>
          </table:table-cell>
          <table:table-cell table:style-name="Default"/>
          <table:table-cell table:style-name="ce5" office:value-type="float" office:value="3">
            <text:p>3</text:p>
          </table:table-cell>
          <table:table-cell office:value-type="string">
            <text:p>ja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orpse in the basement</text:p>
          </table:table-cell>
          <table:table-cell/>
          <table:table-cell office:value-type="string">
            <text:p>zufall</text:p>
          </table:table-cell>
          <table:table-cell/>
          <table:table-cell office:value-type="string">
            <text:p>1-5 FB wird zum Spieler bewegt (1 Feld)</text:p>
          </table:table-cell>
          <table:table-cell office:value-type="string">
            <text:p>6-10 FB wird zum Gegenspieler bewegt</text:p>
          </table:table-cell>
          <table:table-cell/>
          <table:table-cell table:style-name="Default"/>
          <table:table-cell table:style-name="ce5" office:value-type="float" office:value="2">
            <text:p>2</text:p>
          </table:table-cell>
          <table:table-cell office:value-type="string">
            <text:p>ja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D/Book</text:p>
          </table:table-cell>
          <table:table-cell/>
          <table:table-cell office:value-type="string">
            <text:p>werfen</text:p>
          </table:table-cell>
          <table:table-cell/>
          <table:table-cell office:value-type="string">
            <text:p>1-5 Gegenspieler muss eine Runde aussetzen</text:p>
          </table:table-cell>
          <table:table-cell office:value-type="string">
            <text:p>6-10 es passiert nichts</text:p>
          </table:table-cell>
          <table:table-cell/>
          <table:table-cell table:style-name="Default"/>
          <table:table-cell table:style-name="ce5"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Buzzsaw</text:p>
          </table:table-cell>
          <table:table-cell/>
          <table:table-cell office:value-type="string">
            <text:p>benutzen</text:p>
          </table:table-cell>
          <table:table-cell office:value-type="string">
            <text:p>Kreissäge</text:p>
          </table:table-cell>
          <table:table-cell office:value-type="string">
            <text:p>1-6 Das aktuell letzte Feld wird beim Spieler entfernt</text:p>
          </table:table-cell>
          <table:table-cell office:value-type="string">
            <text:p>7-10 Der Spieler muss eine Runde aussetzen</text:p>
          </table:table-cell>
          <table:table-cell/>
          <table:table-cell table:style-name="Default"/>
          <table:table-cell table:style-name="ce5"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Dukttape</text:p>
          </table:table-cell>
          <table:table-cell/>
          <table:table-cell office:value-type="string">
            <text:p>werfen</text:p>
          </table:table-cell>
          <table:table-cell office:value-type="string">
            <text:p>Ducktape (schwarz)</text:p>
          </table:table-cell>
          <table:table-cell office:value-type="string">
            <text:p>1-4 Es wird ein zusätzliches Feld beim Gegner hinzugefügt</text:p>
          </table:table-cell>
          <table:table-cell table:style-name="ce4" office:value-type="string">
            <text:p>5-8 es passiert nichts</text:p>
          </table:table-cell>
          <table:table-cell office:value-type="string">
            <text:p>10 Spieler setzt eine Runde aus</text:p>
          </table:table-cell>
          <table:table-cell table:style-name="Default"/>
          <table:table-cell table:style-name="ce5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kia</text:p>
          </table:table-cell>
          <table:table-cell table:style-name="ce2" office:value-type="string">
            <text:p>Ein massives überbleibes, aus einem Land vor unserer Zeit.</text:p>
          </table:table-cell>
          <table:table-cell office:value-type="string">
            <text:p>werfen</text:p>
          </table:table-cell>
          <table:table-cell office:value-type="string">
            <text:p>Nokia Handy</text:p>
          </table:table-cell>
          <table:table-cell table:style-name="ce3" office:value-type="string">
            <text:p>1 Game Over</text:p>
          </table:table-cell>
          <table:table-cell office:value-type="string">
            <text:p>2-3 Gegner muss 2 Runden aussetzen</text:p>
          </table:table-cell>
          <table:table-cell office:value-type="string">
            <text:p>4-10 es passiert nichts</text:p>
          </table:table-cell>
          <table:table-cell table:style-name="Default"/>
          <table:table-cell table:style-name="ce5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Glove</text:p>
          </table:table-cell>
          <table:table-cell table:style-name="ce2" office:value-type="string">
            <text:p>Der Handschuh riecht komisch...</text:p>
          </table:table-cell>
          <table:table-cell office:value-type="string">
            <text:p>benutzen</text:p>
          </table:table-cell>
          <table:table-cell office:value-type="string">
            <text:p>Condom</text:p>
          </table:table-cell>
          <table:table-cell office:value-type="string">
            <text:p>Ziehe 2 karten</text:p>
          </table:table-cell>
          <table:table-cell table:number-columns-repeated="2"/>
          <table:table-cell table:style-name="Default"/>
          <table:table-cell table:style-name="ce5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formula="of:=SUM([.L3:.L13])" office:value-type="float" office:value="40">
            <text:p>40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24.01.2015</text:date>, <text:time>12:39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kolaj Schöppler</meta:initial-creator>
    <meta:creation-date>2015-01-24T01:21:39.82</meta:creation-date>
    <meta:generator>OpenOffice.org/3.3$Win32 OpenOffice.org_project/330m20$Build-9567</meta:generator>
    <dc:date>2015-01-24T12:39:08.58</dc:date>
    <dc:creator>Nikolaj Schöppler</dc:creator>
    <meta:editing-duration>PT9H1M17S</meta:editing-duration>
    <meta:editing-cycles>10</meta:editing-cycles>
    <meta:document-statistic meta:table-count="3" meta:cell-count="105" meta:object-count="0"/>
  </office:meta>
</office:document-meta>
</file>